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FileObject.doLis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Object.resolveRedir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ebdavFileObject.doAtta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FileObject.doListChildrenResolved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WebdavFileObject.WebdavFileObject( final GenericFileName name , final WebDav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davRandomAccesContent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FileObject.processParentDavR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FileObject.reatta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FileObject.hasAllowedMethods( String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davFileObject.setDavResource( WebdavResource resourc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WebdavFileObject.doRename( FileObject new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FileObject.doGetCont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andomAccesContent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FileObject.handleCreate( final FileType new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FileObject.doGetLastModifi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Object.doGetRandomAccessContent( final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andomAccesContent.WebdavRandomAccesContent( final WebdavFileObject fileObject , final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RandomAccesContent.read( byte b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OutputStream.WebdavOutputStream( FileObject webdavT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RandomAccesContent.getDataInputStream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WebdavFileObject.setAllowedMethods( Enumeration allowedMetho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FileObject.doCreateFo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davFileObject.do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davRandomAccesConten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andomAccesContent.read( byte b [ ]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FileObject.do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davFileObject.do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OutputStream.on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davFileObject.configureMethod( HttpMethodBase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Object.doDeta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davFileObject.doGetOutputStream( boolean b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andomAccesContent.seek( long 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davFileObject.doGet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davRandomAccesConten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Object.getAllowedMethod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WebdavFileObject.doIsWrit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Object.do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